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Linux Homework 9 Memo</text:p>
      <text:p text:style-name="Standard"/>
      <text:p text:style-name="Standard">To: <text:s/>Dr. Yoder</text:p>
      <text:p text:style-name="Standard">From: <text:s/>Mark Morrison</text:p>
      <text:p text:style-name="Standard">Date: <text:s/>23 October 2014</text:p>
      <text:p text:style-name="Standard">Subject: <text:s/>Embedded Linux Homework 9</text:p>
      <text:p text:style-name="Standard"/>
      <text:p text:style-name="Standard">The u-boot source is downloaded and patched. <text:s/>I also changed the prompt to include my initials. <text:s/>The installation of u-boot did not appear to work, following the instructions on the wiki. <text:s/>The patch file calculates the difference between the files it is patching. <text:s/>Depending on what differences it finds, it modifies the files to be patched. <text:s/>The files in question are ddr.c and am335x_evm.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igure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rison</meta:initial-creator>
    <meta:creation-date>2014-09-10T20:18:10</meta:creation-date>
    <dc:date>2014-10-23T10:33:20</dc:date>
    <dc:creator>Mark Morrison</dc:creator>
    <meta:editing-duration>PT1H36M4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6" meta:word-count="84" meta:character-count="513" meta:non-whitespace-character-count="426"/>
  </office:meta>
</office:document-meta>
</file>